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" svg:font-family="'Liberation Sans'" style:font-family-generic="swiss"/>
    <style:font-face style:name="Monospace" svg:font-family="Monospace" style:font-family-generic="swiss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5in" table:align="margins"/>
    </style:style>
    <style:style style:name="Table1.A" style:family="table-column">
      <style:table-column-properties style:column-width="2.3125in" style:rel-column-width="3330*"/>
    </style:style>
    <style:style style:name="Table1.B" style:family="table-column">
      <style:table-column-properties style:column-width="2in" style:rel-column-width="2880*"/>
    </style:style>
    <style:style style:name="Table1.C" style:family="table-column">
      <style:table-column-properties style:column-width="6.1875in" style:rel-column-width="891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6c31" officeooo:paragraph-rsid="000f6c31"/>
    </style:style>
    <style:style style:name="P2" style:family="paragraph" style:parent-style-name="Standard">
      <style:text-properties officeooo:rsid="0013ff8f" officeooo:paragraph-rsid="0013ff8f"/>
    </style:style>
    <style:style style:name="P3" style:family="paragraph" style:parent-style-name="Text_20_body" style:list-style-name="L3">
      <style:text-properties officeooo:rsid="00121857" officeooo:paragraph-rsid="00121857"/>
    </style:style>
    <style:style style:name="P4" style:family="paragraph" style:parent-style-name="Text_20_body" style:list-style-name="L3">
      <style:text-properties officeooo:rsid="00127890" officeooo:paragraph-rsid="00127890"/>
    </style:style>
    <style:style style:name="P5" style:family="paragraph" style:parent-style-name="Text_20_body" style:list-style-name="L3">
      <style:text-properties officeooo:rsid="00129635" officeooo:paragraph-rsid="00129635"/>
    </style:style>
    <style:style style:name="P6" style:family="paragraph" style:parent-style-name="Table_20_Contents">
      <style:text-properties officeooo:rsid="000f6c31" officeooo:paragraph-rsid="000f6c31"/>
    </style:style>
    <style:style style:name="P7" style:family="paragraph" style:parent-style-name="Table_20_Contents">
      <style:text-properties fo:font-weight="bold" officeooo:rsid="000f6c31" officeooo:paragraph-rsid="000f6c31" style:font-weight-asian="bold" style:font-weight-complex="bold"/>
    </style:style>
    <style:style style:name="P8" style:family="paragraph" style:parent-style-name="Table_20_Contents">
      <style:text-properties officeooo:rsid="0011062f" officeooo:paragraph-rsid="0011062f"/>
    </style:style>
    <style:style style:name="P9" style:family="paragraph" style:parent-style-name="Table_20_Contents">
      <style:text-properties officeooo:rsid="001173ce" officeooo:paragraph-rsid="001173ce"/>
    </style:style>
    <style:style style:name="P10" style:family="paragraph" style:parent-style-name="Table_20_Contents" style:list-style-name="L4">
      <style:text-properties officeooo:rsid="00129635" officeooo:paragraph-rsid="00129635"/>
    </style:style>
    <style:style style:name="P11" style:family="paragraph" style:parent-style-name="Table_20_Contents" style:list-style-name="L4">
      <style:text-properties officeooo:rsid="0013ff8f" officeooo:paragraph-rsid="0013ff8f"/>
    </style:style>
    <style:style style:name="P12" style:family="paragraph" style:parent-style-name="Table_20_Contents">
      <style:text-properties officeooo:rsid="00177022" officeooo:paragraph-rsid="00177022"/>
    </style:style>
    <style:style style:name="T1" style:family="text">
      <style:text-properties officeooo:rsid="00121857"/>
    </style:style>
    <style:style style:name="T2" style:family="text">
      <style:text-properties officeooo:rsid="00129635"/>
    </style:style>
    <style:style style:name="T3" style:family="text">
      <style:text-properties officeooo:rsid="0013ff8f"/>
    </style:style>
    <style:style style:name="T4" style:family="text">
      <style:text-properties officeooo:rsid="00177022"/>
    </style:style>
    <style:style style:name="T5" style:family="text">
      <style:text-properties officeooo:rsid="00193c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ld Validation:</text:p>
      <text:p text:style-name="P1">python component so the majority of work was in by the Portal BE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PACKAGE</text:p>
          </table:table-cell>
          <table:table-cell table:style-name="Table1.A1" office:value-type="string">
            <text:p text:style-name="P7">CLASS</text:p>
          </table:table-cell>
          <table:table-cell table:style-name="Table1.C1" office:value-type="string">
            <text:p text:style-name="P7">PURPOSE</text:p>
          </table:table-cell>
        </table:table-row>
        <table:table-row>
          <table:table-cell table:style-name="Table1.A2" office:value-type="string">
            <text:p text:style-name="P6">org.acumos.cds.domain</text:p>
          </table:table-cell>
          <table:table-cell table:style-name="Table1.A2" office:value-type="string">
            <text:p text:style-name="P8">MLPSolutionValidation</text:p>
          </table:table-cell>
          <table:table-cell table:style-name="Table1.C2" office:value-type="string">
            <text:p text:style-name="P12">Model for a solution validation detail</text:p>
            <text:p text:style-name="P12">solutionId, revisionId, taskId, <text:span text:style-name="T5">validationTypeCode, validationStatusCode, detail, created, modified, 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MLPValidationSequence</text:p>
          </table:table-cell>
          <table:table-cell table:style-name="Table1.C2" office:value-type="string">
            <text:p text:style-name="P12">Used by Portal; model for the validation sequence; this table specifies the required validation steps and their orde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MLPValidationStatus</text:p>
          </table:table-cell>
          <table:table-cell table:style-name="Table1.C2" office:value-type="string">
            <text:p text:style-name="P12">deprecated in CDS 1.16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MLPValidationType</text:p>
          </table:table-cell>
          <table:table-cell table:style-name="Table1.C2" office:value-type="string">
            <text:p text:style-name="P12">deprecated in CDS 1.16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org.acumos.portal.be.controller</text:p>
          </table:table-cell>
          <table:table-cell table:style-name="Table1.A2" office:value-type="string">
            <text:p text:style-name="P9">ValidationStatusController</text:p>
          </table:table-cell>
          <table:table-cell table:style-name="Table1.C2" office:value-type="string">
            <text:list xml:id="list2312537535531748524" text:style-name="L3">
              <text:list-item>
                <text:p text:style-name="P3">updates the validation status for the given TaskId, solutionId and revisionID in the database. To be invoked by the Validation Backend</text:p>
                <text:list>
                  <text:list-item>
                    <text:p text:style-name="P4">validationStatusService.updateValidationTaskStatus(taskId, mlModelValidationStatus)</text:p>
                  </text:list-item>
                </text:list>
              </text:list-item>
              <text:list-item>
                <text:p text:style-name="P3">gets the validation status for the given solutionId and revisionId</text:p>
                <text:list>
                  <text:list-item>
                    <text:p text:style-name="P5">validationStatusService.getSolutionValidationTaskStatus(solutionId, revisionId)</text:p>
                  </text:list-item>
                </text:list>
              </text:list-item>
            </text:list>
          </table:table-cell>
        </table:table-row>
        <table:table-row>
          <table:table-cell table:style-name="Table1.A2" office:value-type="string">
            <text:p text:style-name="P9"><text:span text:style-name="T1">org</text:span>.acumos.portal.be.service.impl</text:p>
          </table:table-cell>
          <table:table-cell table:style-name="Table1.A2" office:value-type="string">
            <text:p text:style-name="P9">ValidationStatusServiceImpl</text:p>
          </table:table-cell>
          <table:table-cell table:style-name="Table1.C2" office:value-type="string">
            <text:list xml:id="list8162291071114630643" text:style-name="L4">
              <text:list-item>
                <text:p text:style-name="P10">updateValidationTaskStatus(taskId, newMLModelValidationStatus)</text:p>
                <text:list>
                  <text:list-item>
                    <text:p text:style-name="P10">cdsClient.getSolutionValidations(solutionId, revisionId)</text:p>
                  </text:list-item>
                  <text:list-item>
                    <text:p text:style-name="P10">if the list is empty</text:p>
                  </text:list-item>
                  <text:list-item>
                    <text:p text:style-name="P10">else</text:p>
                    <text:list>
                      <text:list-item>
                        <text:p text:style-name="P10">convert <text:s/>newMLModelValidationStatus to MLPSolutionValidation</text:p>
                      </text:list-item>
                      <text:list-item>
                        <text:p text:style-name="P10">cdsClient.createSolutionValidation(<text:span text:style-name="T3">newMLPSolutionValidation)</text:span></text:p>
                      </text:list-item>
                      <text:list-item>
                        <text:p text:style-name="P11">determineStatusAndPublishModel(cdsClient, <text:s/><text:span text:style-name="T2">newMLModelValidationStatus, </text:span>mlpSolutionValidation.getDetail(), 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rg.acumos.portal.be.transport</text:p>
          </table:table-cell>
          <table:table-cell table:style-name="Table1.A2" office:value-type="string">
            <text:p text:style-name="Table_20_Contents">MLArtifactValidation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LArtifactValidationStatu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LModelValidation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LModelValidationCheck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LModelValidationStatu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LModelValidationStepStatus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" svg:font-family="'Liberation Sans'" style:font-family-generic="swiss"/>
    <style:font-face style:name="Monospace" svg:font-family="Monospace" style:font-family-generic="swiss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0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ans" fo:font-size="10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beration Sans" fo:font-family="'Liberation Sans'" style:font-family-generic="swiss" fo:font-size="10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5:21:31.494071475</meta:creation-date>
    <dc:date>2018-08-02T12:47:30.380451326</dc:date>
    <meta:editing-duration>PT2H40M6S</meta:editing-duration>
    <meta:editing-cycles>7</meta:editing-cycles>
    <meta:generator>LibreOffice/5.1.6.2$Linux_X86_64 LibreOffice_project/10m0$Build-2</meta:generator>
    <meta:document-statistic meta:table-count="1" meta:image-count="0" meta:object-count="0" meta:page-count="1" meta:paragraph-count="37" meta:word-count="138" meta:character-count="1521" meta:non-whitespace-character-count="1426"/>
  </office:meta>
</office:document-meta>
</file>